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weight="normal" officeooo:rsid="0007f805" officeooo:paragraph-rsid="0007f805" style:font-weight-asian="normal" style:font-weight-complex="normal"/>
    </style:style>
    <style:style style:name="P2" style:family="paragraph" style:parent-style-name="Preformatted_20_Text">
      <style:text-properties fo:font-weight="normal" officeooo:rsid="0008e075" officeooo:paragraph-rsid="0008e075" style:font-weight-asian="normal" style:font-weight-complex="normal"/>
    </style:style>
    <style:style style:name="P3" style:family="paragraph" style:parent-style-name="Preformatted_20_Text">
      <style:text-properties fo:font-weight="normal" officeooo:rsid="000a21bf" officeooo:paragraph-rsid="000a21bf" style:font-weight-asian="normal" style:font-weight-complex="normal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>
      <style:text-properties officeooo:rsid="0007f805" officeooo:paragraph-rsid="0007f805"/>
    </style:style>
    <style:style style:name="P6" style:family="paragraph" style:parent-style-name="Standard">
      <style:text-properties fo:font-weight="normal" officeooo:rsid="0007f805" officeooo:paragraph-rsid="0007f805" style:font-weight-asian="normal" style:font-weight-complex="normal"/>
    </style:style>
    <style:style style:name="P7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0a21bf" officeooo:paragraph-rsid="000a21bf" style:font-name-asian="Noto Sans Mono CJK SC" style:font-size-asian="10pt" style:font-name-complex="Liberation Mono" style:font-size-complex="10pt"/>
    </style:style>
    <style:style style:name="T1" style:family="text">
      <style:text-properties officeooo:rsid="0008e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Sample from first xml</text:p>
      <text:p text:style-name="P1"/>
      <table:table table:name="Table1" table:style-name="Table1">
        <table:table-column table:style-name="Table1.A" table:number-columns-repeated="2"/>
        <table:table-row table:style-name="TableLine93902256367008">
          <table:table-cell table:style-name="Table1.A1" office:value-type="string">
            <text:p text:style-name="P8">Tags</text:p>
          </table:table-cell>
          <table:table-cell table:style-name="Table1.B1" office:value-type="string">
            <text:p text:style-name="P8">Values</text:p>
          </table:table-cell>
        </table:table-row>
        <table:table-row table:style-name="TableLine93902256367008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Line93902256367008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Line93902256367008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Line93902256367008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Line93902256367008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3"/>
      <text:p text:style-name="P1">biospecimen <text:s/>: <text:s/>Blood</text:p>
      <text:p text:style-name="Preformatted_20_Text">concentration_value <text:s/>: <text:s/>51.2 +/- 17.6 </text:p>
      <text:p text:style-name="Preformatted_20_Text">concentration_units <text:s/>: <text:s/>uM</text:p>
      <text:p text:style-name="Preformatted_20_Text">patient_age <text:s/>: <text:s/>Adult (&gt;18 years old)</text:p>
      <text:p text:style-name="Preformatted_20_Text">patient_sex <text:s/>: <text:s/>Female</text:p>
      <text:p text:style-name="Preformatted_20_Text">patient_information <text:s/>: <text:s/>Pregnancy with fetuses with trisomy 18</text:p>
      <text:p text:style-name="Preformatted_20_Text">comment <text:s/>: <text:s/>Pregnancies between 11 weeks and 13 weeks 6 daysâ€™ gestation with fetuses with trisomy 18</text:p>
      <text:p text:style-name="Preformatted_20_Text">reference_text <text:s/>: <text:s/>Bahado-Singh RO, Akolekar R, Chelliah A, Mandal R, Dong E, Kruger M, Wishart DS, Nicolaides K: Metabolomic analysis for first-trimester trisomy 18 detection. Am J Obstet Gynecol. 2013 Jul;209(1):65.e1-9. doi: 10.1016/j.ajog.2013.03.028. Epub 2013 Mar 25.</text:p>
      <text:p text:style-name="P4">pubmed_id <text:s/>: <text:s/>23535240</text:p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03:32.633694895</meta:creation-date>
    <dc:date>2020-10-28T21:56:14.308107477</dc:date>
    <meta:editing-duration>PT2M13S</meta:editing-duration>
    <meta:editing-cycles>2</meta:editing-cycles>
    <meta:generator>LibreOffice/7.0.2.2$Linux_X86_64 LibreOffice_project/00$Build-2</meta:generator>
    <meta:document-statistic meta:table-count="1" meta:image-count="0" meta:object-count="0" meta:page-count="1" meta:paragraph-count="12" meta:word-count="92" meta:character-count="639" meta:non-whitespace-character-count="540"/>
  </office:meta>
</office:document-meta>
</file>